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image/png" manifest:full-path="Pictures/1000000000000400000003002397F3FC.png"/>
  <manifest:file-entry manifest:media-type="image/png" manifest:full-path="Pictures/100000000000000800000008913C8356.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ffff00" draw:textarea-vertical-align="middle" draw:auto-grow-height="false" fo:min-height="0cm" fo:min-width="0cm"/>
    </style:style>
    <style:style style:name="gr6" style:family="graphic" style:parent-style-name="standard">
      <style:graphic-properties svg:stroke-color="#ffff00" draw:fill="gradient" draw:fill-color="#ffff00" draw:fill-gradient-name="Radial_20_red_2f_yellow" draw:fill-hatch-name="Red_20_Crossed_20_45_20_Degrees" draw:fill-hatch-solid="false" draw:textarea-vertical-align="middle" draw:auto-grow-height="false" fo:min-height="0cm" fo:min-width="0cm"/>
    </style:style>
    <style:style style:name="gr7" style:family="graphic" style:parent-style-name="standard">
      <style:graphic-properties draw:stroke="none" svg:stroke-color="#000000" draw:fill="solid" draw:fill-color="#ffffff" draw:opacity="50%" draw:textarea-horizontal-align="center" draw:textarea-vertical-align="middle" draw:auto-grow-height="false" draw:auto-grow-width="true" fo:min-height="5.59cm" fo:min-width="0cm" draw:shadow-opacity="50%"/>
      <style:paragraph-properties style:writing-mode="tb-rl"/>
    </style:style>
    <style:style style:name="gr8" style:family="graphic" style:parent-style-name="objectwithoutfill">
      <style:graphic-properties draw:stroke="solid" svg:stroke-width="0.406cm" svg:stroke-color="#ffff00" draw:marker-start-width="0.806cm" draw:marker-end="Arrow" draw:marker-end-width="0.906cm" draw:fill="none" draw:textarea-horizontal-align="center" fo:padding-top="0.325cm" fo:padding-bottom="0.325cm" fo:padding-left="0.45cm" fo:padding-right="0.45cm"/>
    </style:style>
    <style:style style:name="gr9" style:family="graphic" style:parent-style-name="standard">
      <style:graphic-properties draw:stroke="solid" svg:stroke-width="0.254cm" svg:stroke-color="#ffcc99" draw:marker-start-width="0.579cm" draw:marker-end-width="0.579cm" draw:fill="none" draw:textarea-vertical-align="middle" draw:auto-grow-height="false" fo:min-height="0cm" fo:min-width="0cm" fo:padding-top="0.25cm" fo:padding-bottom="0.25cm" fo:padding-left="0.375cm" fo:padding-right="0.375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4">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fo:min-height="13.86cm"/>
    </style:style>
    <style:style style:name="pr6" style:family="presentation" style:parent-style-name="Default-notes">
      <style:graphic-properties draw:fill-color="#ffffff" draw:auto-grow-height="true" fo:min-height="12.573cm"/>
    </style:style>
    <style:style style:name="pr7" style:family="presentation" style:parent-style-name="Default-title">
      <style:graphic-properties fo:min-height="2.927cm"/>
    </style:style>
    <style:style style:name="pr8" style:family="presentation" style:parent-style-name="Default-outline1">
      <style:graphic-properties fo:min-height="14.016cm"/>
    </style:style>
    <style:style style:name="pr9" style:family="presentation" style:parent-style-name="Default-title">
      <style:graphic-properties fo:min-height="3.177cm"/>
    </style:style>
    <style:style style:name="pr10" style:family="presentation" style:parent-style-name="Default-outline1">
      <style:graphic-properties fo:min-height="14.266cm"/>
    </style:style>
    <style:style style:name="pr11" style:family="presentation" style:parent-style-name="Default-notes">
      <style:graphic-properties draw:fill-color="#ffffff" fo:min-height="12.572cm"/>
    </style:style>
    <style:style style:name="pr12" style:family="presentation" style:parent-style-name="Default-outline1">
      <style:graphic-properties fo:min-height="8.193cm"/>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text-align="center"/>
      <style:text-properties fo:font-size="18pt" fo:font-style="italic" fo:font-weight="bold"/>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text-align="center"/>
      <style:text-properties fo:color="#000000" fo:font-weight="bold" style:font-weight-asian="bold" style:font-weight-complex="bold"/>
    </style:style>
    <style:style style:name="P7" style:family="paragraph">
      <style:paragraph-properties fo:text-align="center"/>
      <style:text-properties fo:color="#000000" fo:font-size="28pt" fo:font-weight="bold" style:font-size-asian="28pt" style:font-weight-asian="bold" style:font-size-complex="28pt" style:font-weight-complex="bold"/>
    </style:style>
    <style:style style:name="P8" style:family="paragraph">
      <style:paragraph-properties fo:text-align="center"/>
    </style:style>
    <style:style style:name="P9" style:family="paragraph">
      <style:paragraph-properties fo:text-align="center"/>
      <style:text-properties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fo:font-size="16pt"/>
    </style:style>
    <style:style style:name="T1" style:family="text">
      <style:text-properties fo:font-size="18pt" fo:font-style="italic" fo:font-weight="bold"/>
    </style:style>
    <style:style style:name="T2" style:family="text">
      <style:text-properties fo:color="#ffff00" fo:font-size="18pt" fo:font-style="italic" fo:font-weight="bold"/>
    </style:style>
    <style:style style:name="T3" style:family="text">
      <style:text-properties fo:color="#ffff00"/>
    </style:style>
    <style:style style:name="T4" style:family="text">
      <style:text-properties fo:color="#23ff23"/>
    </style:style>
    <style:style style:name="T5" style:family="text">
      <style:text-properties fo:font-size="28pt" style:font-size-asian="28pt" style:font-size-complex="28pt"/>
    </style:style>
    <style:style style:name="T6" style:family="text">
      <style:text-properties fo:color="#000000" fo:font-size="26pt" fo:font-weight="bold" style:font-size-asian="26pt" style:font-weight-asian="bold" style:font-size-complex="26pt"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fo:font-family="'Segoe UI'" style:font-style-name="Regular" style:font-family-asian="'Segoe UI'" style:font-style-name-asian="Regular" style:font-family-complex="'Segoe UI'" style:font-style-name-complex="Regular"/>
    </style:style>
    <style:style style:name="T9" style:family="text">
      <style:text-properties fo:font-size="26pt" fo:font-weight="bold" style:font-size-asian="26pt" style:font-weight-asian="bold" style:font-size-complex="26pt" style:font-weight-complex="bold"/>
    </style:style>
    <style:style style:name="T10" style:family="text">
      <style:text-properties fo:color="#ffffff"/>
    </style:style>
    <style:style style:name="T11" style:family="text">
      <style:text-properties fo:color="#ffff00"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ff00"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StarSymbol" fo:color="#ffffff" fo:font-size="85%"/>
      </text:list-level-style-bullet>
      <text:list-level-style-bullet text:level="2" text:bullet-char="●">
        <style:list-level-properties text:space-before="0.635cm" text:min-label-width="0.635cm"/>
        <style:text-properties fo:font-family="StarSymbol" fo:color="#ffffff" fo:font-size="85%"/>
      </text:list-level-style-bullet>
      <text:list-level-style-bullet text:level="3" text:bullet-char="●">
        <style:list-level-properties text:space-before="1.27cm" text:min-label-width="0.635cm"/>
        <style:text-properties fo:font-family="StarSymbol" fo:color="#ffffff" fo:font-size="85%"/>
      </text:list-level-style-bullet>
      <text:list-level-style-bullet text:level="4" text:bullet-char="●">
        <style:list-level-properties text:space-before="1.905cm" text:min-label-width="0.635cm"/>
        <style:text-properties fo:font-family="StarSymbol" fo:color="#ffffff" fo:font-size="85%"/>
      </text:list-level-style-bullet>
      <text:list-level-style-bullet text:level="5" text:bullet-char="●">
        <style:list-level-properties text:space-before="2.54cm" text:min-label-width="0.635cm"/>
        <style:text-properties fo:font-family="StarSymbol" fo:color="#ffffff" fo:font-size="85%"/>
      </text:list-level-style-bullet>
      <text:list-level-style-bullet text:level="6" text:bullet-char="●">
        <style:list-level-properties text:space-before="3.175cm" text:min-label-width="0.635cm"/>
        <style:text-properties fo:font-family="StarSymbol" fo:color="#ffffff" fo:font-size="85%"/>
      </text:list-level-style-bullet>
      <text:list-level-style-bullet text:level="7" text:bullet-char="●">
        <style:list-level-properties text:space-before="3.81cm" text:min-label-width="0.635cm"/>
        <style:text-properties fo:font-family="StarSymbol" fo:color="#ffffff" fo:font-size="85%"/>
      </text:list-level-style-bullet>
      <text:list-level-style-bullet text:level="8" text:bullet-char="●">
        <style:list-level-properties text:space-before="4.445cm" text:min-label-width="0.635cm"/>
        <style:text-properties fo:font-family="StarSymbol" fo:color="#ffffff" fo:font-size="85%"/>
      </text:list-level-style-bullet>
      <text:list-level-style-bullet text:level="9" text:bullet-char="●">
        <style:list-level-properties text:space-before="5.08cm" text:min-label-width="0.635cm"/>
        <style:text-properties fo:font-family="StarSymbol" fo:color="#ffffff" fo:font-size="85%"/>
      </text:list-level-style-bullet>
      <text:list-level-style-bullet text:level="10" text:bullet-char="●">
        <style:list-level-properties text:space-before="5.715cm" text:min-label-width="0.635cm"/>
        <style:text-properties fo:font-family="StarSymbol" fo:color="#ffffff" fo:font-size="85%"/>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USI275: Intro</presentation:footer-decl>
      <presentation:footer-decl presentation:name="ftr2">CMPTxxxx</presentation:footer-decl>
      <presentation:date-time-decl presentation:name="dtd1" presentation:source="fixed">8 Sep 2011</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BUSI 275: Business Statistics</text:p>
          </draw:text-box>
        </draw:frame>
        <draw:frame presentation:style-name="pr2" draw:text-style-name="P1" draw:layer="layout" svg:width="20.32cm" svg:height="10.216cm" svg:x="3.175cm" svg:y="8.558cm" presentation:class="subtitle" presentation:user-transformed="true">
          <draw:text-box>
            <text:p text:style-name="P1">8 Sep 2011</text:p>
            <text:p text:style-name="P1">Instructor: Dr. Sean Ho</text:p>
            <text:p text:style-name="P1">TA: Anne Schober</text:p>
            <text:p text:style-name="P1"/>
            <text:p text:style-name="P1">busi275.seanho.com</text:p>
          </draw:text-box>
        </draw:frame>
        <draw:rect draw:style-name="gr1" draw:text-style-name="P3" draw:layer="layout" svg:width="7.622cm" svg:height="2.517cm" svg:x="19.683cm" svg:y="7.643cm">
          <text:list text:style-name="L2">
            <text:list-item>
              <text:p text:style-name="P2"><text:span text:style-name="T1">No </text:span><text:span text:style-name="T2">food</text:span><text:span text:style-name="T1">/drink in</text:span><text:span text:style-name="T1"><text:line-break/></text:span><text:span text:style-name="T1">the computer lab,</text:span><text:span text:style-name="T1"><text:line-break/></text:span><text:span text:style-name="T1">please!</text:span></text:p>
            </text:list-item>
          </text:list>
        </draw:rect>
        <draw:rect draw:style-name="gr1" draw:text-style-name="P3" draw:layer="layout" svg:width="7.622cm" svg:height="3.152cm" svg:x="19.685cm" svg:y="10.795cm">
          <text:p text:style-name="P2"><text:span text:style-name="T1">Please pick-up:</text:span></text:p>
          <text:list text:style-name="L2">
            <text:list-item>
              <text:list>
                <text:list-item>
                  <text:p text:style-name="P2"><text:span text:style-name="T2">Syllabus</text:span></text:p>
                </text:list-item>
              </text:list>
            </text:list-item>
          </text:list>
        </draw:rect>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Sample Content"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5" draw:layer="layout" svg:width="25.199cm" svg:height="13.86cm" svg:x="1.4cm" svg:y="4.507cm" presentation:class="outline" presentation:user-transformed="true">
          <draw:text-box>
            <text:list text:style-name="L3">
              <text:list-item>
                <text:p text:style-name="P1"><text:span text:style-name="T3">Welcome</text:span>, devotional, introductions</text:p>
              </text:list-item>
              <text:list-item>
                <text:p text:style-name="P1">Administrative details: <text:span text:style-name="T3">syllabus</text:span>, schedule</text:p>
                <text:list>
                  <text:list-item>
                    <text:p>myCourses, Excel, textbook</text:p>
                  </text:list-item>
                </text:list>
              </text:list-item>
              <text:list-item>
                <text:p><text:span text:style-name="T3">Introduction</text:span> to statistics for business:</text:p>
                <text:list>
                  <text:list-item>
                    <text:p>Decision making and asking good <text:span text:style-name="T3">questions</text:span></text:p>
                  </text:list-item>
                  <text:list-item>
                    <text:p><text:span text:style-name="T3">Population</text:span> vs. <text:span text:style-name="T3">sample</text:span></text:p>
                  </text:list-item>
                  <text:list-item>
                    <text:p><text:span text:style-name="T3">Variables</text:span>: levels, IV/DV, cross-sectional</text:p>
                  </text:list-item>
                  <text:list-item>
                    <text:p>Stages/<text:span text:style-name="T3">cycles</text:span> in statistical analysis</text:p>
                  </text:list-item>
                </text:list>
              </text:list-item>
              <text:list-item>
                <text:p>Term <text:span text:style-name="T3">Project</text:span> and <text:span text:style-name="T3">HW1</text:span></text:p>
              </text:list-item>
            </text:list>
          </draw:text-box>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text-style-name="P4"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What is statistics?</text:p>
          </draw:text-box>
        </draw:frame>
        <draw:frame presentation:style-name="pr8" draw:layer="layout" svg:width="25.199cm" svg:height="14.315cm" svg:x="1.4cm" svg:y="4.507cm" presentation:class="outline" presentation:user-transformed="true">
          <draw:text-box>
            <text:list text:style-name="L3">
              <text:list-item>
                <text:p>Data-driven <text:span text:style-name="T3">decision</text:span> making</text:p>
                <text:list>
                  <text:list-item>
                    <text:p><text:span text:style-name="T4">Evidence</text:span>-based, not (only) “gut feeling”</text:p>
                  </text:list-item>
                </text:list>
              </text:list-item>
              <text:list-item>
                <text:p>A way to <text:span text:style-name="T3">answer</text:span> vital Q's about business processes</text:p>
                <text:list>
                  <text:list-item>
                    <text:p>“Which <text:span text:style-name="T4">market sgmt </text:span>is most <text:span text:style-name="T4">price</text:span>-conscious?”</text:p>
                  </text:list-item>
                  <text:list-item>
                    <text:p>“Is <text:span text:style-name="T4">online</text:span> advertising more effective than <text:span text:style-name="T4">print</text:span>?”</text:p>
                  </text:list-item>
                </text:list>
              </text:list-item>
              <text:list-item>
                <text:p>A way to <text:span text:style-name="T3">ask</text:span> more relevant questions</text:p>
                <text:list>
                  <text:list-item>
                    <text:p>“How do we measure <text:span text:style-name="T4">customer satisfaction</text:span>?”</text:p>
                  </text:list-item>
                </text:list>
              </text:list-item>
              <text:list-item>
                <text:p>A way to determine <text:span text:style-name="T3">what</text:span> questions to ask</text:p>
                <text:list>
                  <text:list-item>
                    <text:p>“What factors have the strongest influence on <text:span text:style-name="T4">employee retention</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3.177cm" svg:x="1cm" svg:y="0.337cm" presentation:class="title">
          <draw:text-box>
            <text:p>Basic terms</text:p>
          </draw:text-box>
        </draw:frame>
        <draw:frame presentation:style-name="pr10" draw:layer="layout" svg:width="25.199cm" svg:height="14.715cm" svg:x="1.4cm" svg:y="4.507cm" presentation:class="outline" presentation:user-transformed="true">
          <draw:text-box>
            <text:list text:style-name="L3">
              <text:list-item>
                <text:p><text:span text:style-name="T3">Population</text:span>: group of interest</text:p>
                <text:list>
                  <text:list-item>
                    <text:p>e.g., <text:span text:style-name="T4">Canadians aged 18-25</text:span></text:p>
                  </text:list-item>
                </text:list>
              </text:list-item>
              <text:list-item>
                <text:p><text:span text:style-name="T3">Sample</text:span>: participants in our study</text:p>
                <text:list>
                  <text:list-item>
                    <text:p>e.g., <text:span text:style-name="T4">200 students interviewed on TWU campus</text:span></text:p>
                  </text:list-item>
                  <text:list-item>
                    <text:p><text:span text:style-name="T3">Sampling</text:span> is how we draw a sample from a pop</text:p>
                  </text:list-item>
                  <text:list-item>
                    <text:p><text:span text:style-name="T3">Inferences</text:span> are estimates (guess) on larger pop</text:p>
                  </text:list-item>
                </text:list>
              </text:list-item>
              <text:list-item>
                <text:p><text:span text:style-name="T3">Variable</text:span>: measurable of interest</text:p>
                <text:list>
                  <text:list-item>
                    <text:p>e.g., “<text:span text:style-name="T4">$/mo spent on food</text:span>”</text:p>
                  </text:list-item>
                </text:list>
              </text:list-item>
              <text:list-item>
                <text:p><text:span text:style-name="T3">Observation</text:span>: value of a variable for a single participant</text:p>
                <text:list>
                  <text:list-item>
                    <text:p>e.g., Jane spends $<text:span text:style-name="T4">200</text:span>/mo on food</text:p>
                  </text:list-item>
                </text:list>
              </text:list-item>
            </text:list>
          </draw:text-box>
        </draw:frame>
        <draw:custom-shape draw:style-name="gr3" draw:text-style-name="P7" draw:layer="layout" svg:width="5.715cm" svg:height="3.175cm" svg:x="10.795cm" svg:y="0.635cm">
          <text:p text:style-name="P6"><text:span text:style-name="T5">po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6" draw:layer="layout" svg:width="4.445cm" svg:height="2.54cm" svg:x="22.86cm" svg:y="1.07cm">
          <text:p text:style-name="P8"><text:span text:style-name="T6">sample</text:span></text:p>
          <draw:enhanced-geometry svg:viewBox="0 0 21600 21600" draw:type="rectangle" draw:enhanced-path="M 0 0 L 21600 0 21600 21600 0 21600 0 0 Z N"/>
        </draw:custom-shape>
        <draw:custom-shape draw:style-name="gr5" draw:text-style-name="P9" draw:layer="layout" svg:width="7.62cm" svg:height="2.54cm" svg:x="15.54cm" svg:y="0.635cm">
          <text:p text:style-name="P8"><text:span text:style-name="T7">sampling</text:span></text:p>
          <draw:enhanced-geometry svg:viewBox="0 0 21600 21600" draw:text-areas="0 0 21600 21600" draw:type="circular-arrow" draw:modifiers="-143.035763550282 -49.5530200504313 7132.1677861445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9" draw:layer="layout" svg:width="7.62cm" svg:height="2.54cm" svg:x="15.54cm" svg:y="2.135cm">
          <text:p text:style-name="P8"><text:span text:style-name="T7">inference</text:span></text:p>
          <draw:enhanced-geometry svg:viewBox="0 0 21600 21600" draw:text-areas="0 0 21600 21600" draw:type="circular-arrow" draw:modifiers="10.9627835707906 147.416913325225 7553.139702238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presentation:use-footer-name="ftr2" presentation:use-date-time-name="dtd2">
          <office:forms form:automatic-focus="false" form:apply-design-mode="false"/>
          <draw:page-thumbnail draw:style-name="gr2" draw:layer="layout" svg:width="13.968cm" svg:height="10.476cm" svg:x="3.81cm" svg:y="2.123cm" draw:page-number="4" presentation:class="page"/>
          <draw:frame presentation:style-name="pr11"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3.177cm" svg:x="1cm" svg:y="0.337cm" presentation:class="title">
          <draw:text-box>
            <text:p>Levels of measurement</text:p>
          </draw:text-box>
        </draw:frame>
        <draw:frame presentation:style-name="pr10" draw:layer="layout" svg:width="25.199cm" svg:height="14.926cm" svg:x="1.4cm" svg:y="4.507cm" presentation:class="outline" presentation:user-transformed="true">
          <draw:text-box>
            <text:list text:style-name="L3">
              <text:list-item>
                <text:p><text:span text:style-name="T3">Nominal</text:span> (categorical):</text:p>
                <text:list>
                  <text:list-item>
                    <text:p>Province, colour, store branch, any yes/no</text:p>
                  </text:list-item>
                  <text:list-item>
                    <text:p>“<text:span text:style-name="T4">Are you satisfied as a customer?</text:span>”</text:p>
                  </text:list-item>
                </text:list>
              </text:list-item>
              <text:list-item>
                <text:p><text:span text:style-name="T3">Ordinal</text:span> (has an ordering, &lt;/&gt; makes sense):</text:p>
                <text:list>
                  <text:list-item>
                    <text:p>Letter grade, “satsifactory … unsatisfactory”</text:p>
                  </text:list-item>
                  <text:list-item>
                    <text:p>“<text:span text:style-name="T4">Are you very satisfied, somewhat satisfied, …?</text:span>”</text:p>
                  </text:list-item>
                </text:list>
              </text:list-item>
              <text:list-item>
                <text:p><text:span text:style-name="T3">Interval</text:span> (+/-/avg makes sense, but 0 is arbitrary):</text:p>
                <text:list>
                  <text:list-item>
                    <text:p><text:span text:style-name="T8">º</text:span>C/F, <text:span text:style-name="T4">Likert</text:span> scale (“on a scale of 1-5”)</text:p>
                  </text:list-item>
                </text:list>
              </text:list-item>
              <text:list-item>
                <text:p><text:span text:style-name="T3">Ratio</text:span> (mult/divide makes sense):</text:p>
                <text:list>
                  <text:list-item>
                    <text:p>Salary, quantity of sales, height in cm</text:p>
                  </text:list-item>
                </text:list>
              </text:list-item>
            </text:list>
          </draw:text-box>
        </draw:frame>
        <draw:frame draw:style-name="gr7" draw:text-style-name="P10" draw:layer="layout" svg:width="-1.56cm" svg:height="-5.84cm" svg:x="1.56cm" svg:y="19.579cm">
          <draw:text-box>
            <text:p text:style-name="P10"><text:span text:style-name="T9">“</text:span><text:span text:style-name="T9">Scale”</text:span></text:p>
          </draw:text-box>
        </draw:frame>
        <draw:frame draw:style-name="gr7" draw:text-style-name="P10" draw:layer="layout" svg:width="-1.56cm" svg:height="-8.255cm" svg:x="1.56cm" svg:y="12.7cm">
          <draw:text-box>
            <text:p text:style-name="P10"><text:span text:style-name="T9">“</text:span><text:span text:style-name="T9">Qualitative”</text:span></text:p>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5" presentation:class="page"/>
          <draw:frame presentation:style-name="pr11"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3.177cm" svg:x="1cm" svg:y="0.337cm" presentation:class="title">
          <draw:text-box>
            <text:p>Direction of influence</text:p>
          </draw:text-box>
        </draw:frame>
        <draw:frame presentation:style-name="pr12" draw:layer="layout" svg:width="25.199cm" svg:height="8.255cm" svg:x="1.4cm" svg:y="4.507cm" presentation:class="outline" presentation:user-transformed="true">
          <draw:text-box>
            <text:list text:style-name="L3">
              <text:list-item>
                <text:p>We nearly always care about <text:span text:style-name="T3">relationships</text:span> amongst variables:</text:p>
                <text:list>
                  <text:list-item>
                    <text:p>“Does <text:span text:style-name="T4">advertising medium</text:span> affect <text:span text:style-name="T4">sales</text:span>?”</text:p>
                  </text:list-item>
                </text:list>
              </text:list-item>
              <text:list-item>
                <text:p>Often, one variable <text:span text:style-name="T3">drives</text:span>/influences another:</text:p>
                <text:list>
                  <text:list-item>
                    <text:p><text:span text:style-name="T4">Predictor</text:span> (independent variable, <text:span text:style-name="T4">IV</text:span>) drives</text:p>
                  </text:list-item>
                  <text:list-item>
                    <text:p><text:span text:style-name="T4">Outcome</text:span> (dependent variable, <text:span text:style-name="T4">DV</text:span>) is influenced</text:p>
                  </text:list-item>
                </text:list>
              </text:list-item>
            </text:list>
          </draw:text-box>
        </draw:frame>
        <draw:custom-shape draw:style-name="gr4" draw:text-style-name="P6" xml:id="id1" draw:id="id1" draw:layer="layout" svg:width="8.255cm" svg:height="4.127cm" svg:x="3.175cm" svg:y="13.812cm">
          <text:p text:style-name="P8"><text:span text:style-name="T6">Advertising</text:span></text:p>
          <text:p text:style-name="P8"><text:span text:style-name="T6">medium</text:span></text:p>
          <text:p text:style-name="P8"><text:span text:style-name="T6">(print, onl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xml:id="id2" draw:id="id2" draw:layer="layout" svg:width="8.255cm" svg:height="4.127cm" svg:x="16.51cm" svg:y="13.813cm">
          <text:p text:style-name="P8"><text:span text:style-name="T6">Sales</text:span></text:p>
          <text:p text:style-name="P8"><text:span text:style-name="T6">(quant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8" draw:layer="layout" draw:type="line" svg:x1="11.43cm" svg:y1="15.876cm" svg:x2="16.51cm" svg:y2="15.876cm" draw:start-shape="id1" draw:start-glue-point="10" draw:end-shape="id2" svg:d="m11430 15876h5080">
          <text:p/>
        </draw:connector>
        <presentation:notes draw:style-name="dp2" presentation:use-footer-name="ftr2" presentation:use-date-time-name="dtd2">
          <office:forms form:automatic-focus="false" form:apply-design-mode="false"/>
          <draw:page-thumbnail draw:style-name="gr2"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3.177cm" svg:x="1cm" svg:y="0.337cm" presentation:class="title">
          <draw:text-box>
            <text:p>Cross-sectional vs. time-series</text:p>
          </draw:text-box>
        </draw:frame>
        <draw:frame presentation:style-name="pr10" draw:layer="layout" svg:width="25.199cm" svg:height="14.279cm" svg:x="1.4cm" svg:y="4.507cm" presentation:class="outline" presentation:user-transformed="true">
          <draw:text-box>
            <text:list text:style-name="L3">
              <text:list-item>
                <text:p><text:span text:style-name="T3">Cross-sectional</text:span> data look at a <text:span text:style-name="T4">snapshot</text:span> in time:</text:p>
                <text:list>
                  <text:list-item>
                    <text:p><text:span text:style-name="T10">e.g., </text:span><text:span text:style-name="T4">2010</text:span> revenue for different store branches</text:p>
                  </text:list-item>
                </text:list>
              </text:list-item>
              <text:list-item>
                <text:p><text:span text:style-name="T3">Time-series</text:span> data track the same <text:span text:style-name="T4">variables</text:span> on the same <text:span text:style-name="T4">participants</text:span>, but at <text:span text:style-name="T4">several</text:span> points in <text:span text:style-name="T4">time</text:span>:</text:p>
                <text:list>
                  <text:list-item>
                    <text:p>Annual revenue for store branches, <text:span text:style-name="T4">2000-2010</text:span></text:p>
                  </text:list-item>
                </text:list>
              </text:list-item>
              <text:list-item>
                <text:p>Time-series data need to worry about</text:p>
                <text:list>
                  <text:list-item>
                    <text:p><text:span text:style-name="T3">Attrition</text:span> (<text:span text:style-name="T4">missing</text:span> data)</text:p>
                  </text:list-item>
                  <text:list-item>
                    <text:p><text:span text:style-name="T3">Sampling</text:span> in time (e.g., <text:span text:style-name="T4">monthly</text:span> vs. <text:span text:style-name="T4">annual</text:span>)</text:p>
                  </text:list-item>
                  <text:list-item>
                    <text:p><text:span text:style-name="T3">Uneven</text:span> time (<text:span text:style-name="T4">2010</text:span>, <text:span text:style-name="T4">2009</text:span>, and “<text:span text:style-name="T4">&lt;2009</text:span>”)</text:p>
                  </text:list-item>
                </text:list>
              </text:list-item>
              <text:list-item>
                <text:p>We will mostly examine cross-sectional data here</text:p>
              </text:list-item>
            </text:list>
          </draw:text-box>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g xml:id="id3" draw:id="id3">
          <draw:custom-shape draw:style-name="gr9" draw:text-style-name="P8" draw:layer="layout" svg:width="6.95cm" svg:height="6.95cm" svg:x="19.719cm" svg:y="2.64cm">
            <text:p/>
            <draw:enhanced-geometry svg:viewBox="0 0 21600 21600" draw:text-areas="0 0 21600 21600" draw:type="circular-arrow" draw:modifiers="-136.529896249758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8" draw:layer="layout" svg:width="6.95cm" svg:height="6.95cm" svg:x="19.72cm" svg:y="2.641cm">
            <text:p/>
            <draw:enhanced-geometry svg:viewBox="0 0 21600 21600" draw:text-areas="0 0 21600 21600" draw:type="circular-arrow" draw:modifiers="43.0854837423229 179.847887668439 5489.897889686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presentation:style-name="pr7" draw:layer="layout" svg:width="25.199cm" svg:height="2.927cm" svg:x="1cm" svg:y="0.462cm" presentation:class="title">
          <draw:text-box>
            <text:p>Cycles in statistical analysis</text:p>
          </draw:text-box>
        </draw:frame>
        <draw:frame presentation:style-name="pr8" draw:layer="layout" svg:width="25.199cm" svg:height="14.387cm" svg:x="1.4cm" svg:y="4.507cm" presentation:class="outline" presentation:user-transformed="true">
          <draw:text-box>
            <text:list text:style-name="L3">
              <text:list-item>
                <text:p>Formulate <text:span text:style-name="T3">research question </text:span><text:span text:style-name="T10">(RQ)</text:span></text:p>
              </text:list-item>
              <text:list-item>
                <text:p><text:span text:style-name="T3">Gather</text:span><text:span text:style-name="T10"> data: sampling, metrics</text:span></text:p>
              </text:list-item>
              <text:list-item>
                <text:p><text:span text:style-name="T3">Prep data</text:span>: input errors/typos,<text:line-break/>missing data, obvious outliers</text:p>
              </text:list-item>
              <text:list-item>
                <text:p><text:span text:style-name="T3">Explore</text:span> variables: IV, DV, charts</text:p>
              </text:list-item>
              <text:list-item>
                <text:p><text:span text:style-name="T3">Model</text:span> building: choose a model based on RQ</text:p>
              </text:list-item>
              <text:list-item>
                <text:p>Check <text:span text:style-name="T3">assumptions</text:span> of model</text:p>
                <text:list>
                  <text:list-item>
                    <text:p>If not, either clean <text:span text:style-name="T3">data</text:span> or change <text:span text:style-name="T3">model</text:span></text:p>
                  </text:list-item>
                  <text:list-item>
                    <text:p>May need to <text:span text:style-name="T3">modify RQ!</text:span></text:p>
                  </text:list-item>
                </text:list>
              </text:list-item>
              <text:list-item>
                <text:p>Run final model and interpret <text:span text:style-name="T3">results</text:span></text:p>
              </text:list-item>
            </text:list>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2">
                  <anim:set smil:begin="0s" smil:dur="0.001s" smil:fill="hold" smil:targetElement="id3" smil:attributeName="visibility" smil:to="visible"/>
                  <anim:transitionFilter smil:dur="2s" smil:targetElement="id3" smil:type="pinWheelWipe" smil:subtype="twoBladeVertical"/>
                </anim:par>
              </anim:par>
            </anim:par>
          </anim:seq>
        </anim:par>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Research question: example</text:p>
          </draw:text-box>
        </draw:frame>
        <draw:frame presentation:style-name="pr8" draw:layer="layout" svg:width="25.199cm" svg:height="14.016cm" svg:x="1.4cm" svg:y="4.507cm" presentation:class="outline" presentation:user-transformed="true">
          <draw:text-box>
            <text:list text:style-name="L3">
              <text:list-item>
                <text:p xml:id="id4" text:id="id4">RQ: <text:span text:style-name="T3">are men taller than women?</text:span></text:p>
                <text:list>
                  <text:list-item>
                    <text:p xml:id="id5" text:id="id5">Is this relationship real? <text:s/>How strong is it?</text:p>
                  </text:list-item>
                </text:list>
              </text:list-item>
              <text:list-item>
                <text:p xml:id="id6" text:id="id6">What are the <text:span text:style-name="T3">variables</text:span>? <text:span text:style-name="T3">IV</text:span>/<text:span text:style-name="T3">DV</text:span>? Level of <text:span text:style-name="T3">meas</text:span>?</text:p>
                <text:list>
                  <text:list-item>
                    <text:p xml:id="id7" text:id="id7">Levels of <text:span text:style-name="T3">measurement</text:span>: categorical, ordinal, scale (interval, ratio)</text:p>
                  </text:list-item>
                  <text:list-item>
                    <text:p xml:id="id8" text:id="id8">IV: <text:span text:style-name="T3">gender</text:span> (dichot), DV: <text:span text:style-name="T3">height</text:span> (scale)</text:p>
                  </text:list-item>
                </text:list>
              </text:list-item>
              <text:list-item>
                <text:p xml:id="id9" text:id="id9">What type of <text:span text:style-name="T3">test</text:span> should we use?</text:p>
                <text:list>
                  <text:list-item>
                    <text:p xml:id="id10" text:id="id10">Independent samples: <text:span text:style-name="T11">t</text:span><text:span text:style-name="T3">-test</text:span></text:p>
                  </text:list-item>
                </text:list>
              </text:list-item>
              <text:list-item>
                <text:p xml:id="id11" text:id="id11"><text:span text:style-name="T3">Limitations</text:span>/assumptions of this test?</text:p>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4" anim:sub-item="text" smil:attributeName="visibility" smil:to="visible"/>
                  <anim:transitionFilter smil:dur="0.5s" smil:targetElement="id4"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5" anim:sub-item="text" smil:attributeName="visibility" smil:to="visible"/>
                  <anim:transitionFilter smil:dur="0.5s" smil:targetElement="id5"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6" anim:sub-item="text" smil:attributeName="visibility" smil:to="visible"/>
                  <anim:transitionFilter smil:dur="0.5s" smil:targetElement="id6"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7" anim:sub-item="text" smil:attributeName="visibility" smil:to="visible"/>
                  <anim:transitionFilter smil:dur="0.5s" smil:targetElement="id7"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8" anim:sub-item="text" smil:attributeName="visibility" smil:to="visible"/>
                  <anim:transitionFilter smil:dur="0.5s" smil:targetElement="id8"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9" anim:sub-item="text" smil:attributeName="visibility" smil:to="visible"/>
                  <anim:transitionFilter smil:dur="0.5s" smil:targetElement="id9"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0" anim:sub-item="text" smil:attributeName="visibility" smil:to="visible"/>
                  <anim:transitionFilter smil:dur="0.5s" smil:targetElement="id10"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1" anim:sub-item="text" smil:attributeName="visibility" smil:to="visible"/>
                  <anim:transitionFilter smil:dur="0.5s" smil:targetElement="id11" anim:sub-item="text" smil:type="barWipe" smil:subtype="topToBottom"/>
                </anim:par>
              </anim:par>
            </anim:par>
          </anim:seq>
        </anim:par>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Model-building process</text:p>
          </draw:text-box>
        </draw:frame>
        <draw:frame presentation:style-name="pr8" draw:layer="layout" svg:width="26.6cm" svg:height="14.612cm" svg:x="1.4cm" svg:y="4.507cm" presentation:class="outline" presentation:user-transformed="true">
          <draw:text-box>
            <text:list text:style-name="L3">
              <text:list-item>
                <text:p>Operationally <text:span text:style-name="T3">define</text:span> a phenomenon: <text:span text:style-name="T4">variables</text:span></text:p>
              </text:list-item>
              <text:list-item>
                <text:p><text:span text:style-name="T3">Measure</text:span> it (collect data): how to do <text:span text:style-name="T4">sampling</text:span>?</text:p>
              </text:list-item>
              <text:list-item>
                <text:p><text:span text:style-name="T3">Build</text:span> a model: verify data meet <text:span text:style-name="T4">assumptions</text:span><text:span text:style-name="T3"><text:line-break/></text:span>and <text:span text:style-name="T4">input</text:span> data into model</text:p>
              </text:list-item>
              <text:list-item>
                <text:p>Draw <text:span text:style-name="T3">conclusions</text:span> in the “<text:span text:style-name="T3">real world</text:span>” population</text:p>
                <text:list>
                  <text:list-item>
                    <text:p>e.g., if child A has <text:span text:style-name="T4">2</text:span> apples, B has <text:span text:style-name="T4">6</text:span>, and C has <text:span text:style-name="T4">1</text:span>, how many apples is a child most likely to have?</text:p>
                  </text:list-item>
                  <text:list-item>
                    <text:p><text:span text:style-name="T4">Individual</text:span> vs. <text:span text:style-name="T4">group</text:span></text:p>
                  </text:list-item>
                </text:list>
              </text:list-item>
              <text:list-item>
                <text:p>“Everything that can be <text:span text:style-name="T4">counted</text:span> does not necessarily <text:span text:style-name="T4">count</text:span>; everything that <text:span text:style-name="T4">counts</text:span> cannot necessarily be <text:span text:style-name="T4">counted</text:span>.” <text:s/>(Albert Einstein)</text:p>
              </text:list-item>
            </text:list>
          </draw:text-box>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3.177cm" svg:x="1cm" svg:y="0.337cm" presentation:class="title">
          <draw:text-box>
            <text:p>Example: Retail duration of stay</text:p>
          </draw:text-box>
        </draw:frame>
        <draw:frame presentation:style-name="pr10" draw:layer="layout" svg:width="25.199cm" svg:height="15.848cm" svg:x="1.4cm" svg:y="3.907cm" presentation:class="outline" presentation:user-transformed="true">
          <draw:text-box>
            <text:list text:style-name="L3">
              <text:list-item>
                <text:p><text:span text:style-name="T3">RQ</text:span>: Does <text:span text:style-name="T4">volume</text:span> of music affect <text:span text:style-name="T4">duration</text:span> of customer stay in retail shops?</text:p>
              </text:list-item>
              <text:list-item>
                <text:p><text:span text:style-name="T3">Population</text:span>, <text:span text:style-name="T3">sample</text:span>: how to gather data?</text:p>
              </text:list-item>
              <text:list-item>
                <text:p><text:span text:style-name="T3">Variables</text:span>: how to measure?</text:p>
                <text:list>
                  <text:list-item>
                    <text:p><text:span text:style-name="T4">Volume</text:span>, in dBA</text:p>
                  </text:list-item>
                  <text:list-item>
                    <text:p><text:span text:style-name="T4">Duration</text:span> <text:span text:style-name="T4">of stay</text:span>, in seconds</text:p>
                  </text:list-item>
                </text:list>
              </text:list-item>
              <text:list-item>
                <text:p><text:span text:style-name="T3">Predictor</text:span> (IV) / <text:span text:style-name="T3">outcome</text:span> (DV)?</text:p>
                <text:list>
                  <text:list-item>
                    <text:p>Predictor: <text:span text:style-name="T4">volume</text:span>. <text:s/>Outcome: <text:span text:style-name="T4">duration of stay</text:span></text:p>
                  </text:list-item>
                </text:list>
              </text:list-item>
              <text:list-item>
                <text:p><text:span text:style-name="T3">Levels</text:span> of measurement?</text:p>
                <text:list>
                  <text:list-item>
                    <text:p>Volume (dBA): <text:span text:style-name="T4">ratio</text:span>. Duration (seconds): <text:span text:style-name="T4">ratio</text:span></text:p>
                  </text:list-item>
                </text:list>
              </text:list-item>
              <text:list-item>
                <text:p>Moving <text:span text:style-name="T3">beyond</text:span>: what <text:span text:style-name="T3">other</text:span> factors affect duratio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Term Project</text:p>
          </draw:text-box>
        </draw:frame>
        <draw:frame presentation:style-name="pr8" draw:layer="layout" svg:width="25.199cm" svg:height="14.016cm" svg:x="1.4cm" svg:y="4.507cm" presentation:class="outline" presentation:user-transformed="true">
          <draw:text-box>
            <text:list text:style-name="L3">
              <text:list-item>
                <text:p>A big part of this course is your term <text:span text:style-name="T3">project</text:span>:</text:p>
                <text:list>
                  <text:list-item>
                    <text:p>Find suitable<text:span text:style-name="T3"> data</text:span><text:span text:style-name="T10">: get your own, or use existing</text:span></text:p>
                  </text:list-item>
                  <text:list-item>
                    <text:p><text:span text:style-name="T3">Propose</text:span> a statistical analysis of it</text:p>
                  </text:list-item>
                  <text:list-item>
                    <text:p>Get approval by <text:span text:style-name="T3">Research Ethics Board</text:span></text:p>
                  </text:list-item>
                  <text:list-item>
                    <text:p>Go through “spiral” of statistical <text:span text:style-name="T3">analysis</text:span></text:p>
                  </text:list-item>
                  <text:list-item>
                    <text:p><text:span text:style-name="T3">Write</text:span> it up in an MLA-style manuscript</text:p>
                  </text:list-item>
                </text:list>
              </text:list-item>
              <text:list-item>
                <text:p><text:span text:style-name="T3">Groups</text:span> of up to 4 people</text:p>
                <text:list>
                  <text:list-item>
                    <text:p>Email me when you have your group</text:p>
                  </text:list-item>
                </text:list>
              </text:list-item>
            </text:list>
          </draw:text-box>
        </draw:frame>
        <presentation:notes draw:style-name="dp4">
          <draw:page-thumbnail draw:style-name="gr2" draw:layer="layout" svg:width="13.968cm" svg:height="10.476cm" svg:x="3.81cm" svg:y="2.123cm" draw:page-number="12" presentation:class="page"/>
          <draw:frame presentation:style-name="pr6"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Project step 1: Finding data</text:p>
          </draw:text-box>
        </draw:frame>
        <draw:frame presentation:style-name="pr8" draw:layer="layout" svg:width="25.199cm" svg:height="14.016cm" svg:x="1.4cm" svg:y="4.507cm" presentation:class="outline" presentation:user-transformed="true">
          <draw:text-box>
            <text:list text:style-name="L3">
              <text:list-item>
                <text:p>Can be <text:span text:style-name="T3">existing</text:span> data, or you may gather your <text:span text:style-name="T3">own</text:span></text:p>
                <text:list>
                  <text:list-item>
                    <text:p><text:span text:style-name="T10">Collecting data takes time! (and may need REB)</text:span></text:p>
                  </text:list-item>
                  <text:list-item>
                    <text:p><text:span text:style-name="T3">No simulated</text:span> (made-up) data</text:p>
                  </text:list-item>
                </text:list>
              </text:list-item>
              <text:list-item>
                <text:p>Minimum <text:span text:style-name="T3">sample size</text:span>: 80</text:p>
              </text:list-item>
              <text:list-item>
                <text:p>Type of analysis:</text:p>
                <text:list>
                  <text:list-item>
                    <text:p>Distribution fit, time series, multiple <text:span text:style-name="T3">regression</text:span> or <text:span text:style-name="T3">ANOVA</text:span></text:p>
                  </text:list-item>
                </text:list>
              </text:list-item>
              <text:list-item>
                <text:p>Possible <text:span text:style-name="T3">sources</text:span>: your own data, faculty members, publicly available / government data (StatCan, Chamber Commerce, etc.)</text:p>
              </text:list-item>
            </text:list>
          </draw:text-box>
        </draw:frame>
        <presentation:notes draw:style-name="dp4">
          <draw:page-thumbnail draw:style-name="gr2" draw:layer="layout" svg:width="13.968cm" svg:height="10.476cm" svg:x="3.81cm" svg:y="2.123cm" draw:page-number="13" presentation:class="page"/>
          <draw:frame presentation:style-name="pr6" draw:layer="layout" svg:width="17.271cm" svg:height="12.573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Dataset description: due 4Oct</text:p>
          </draw:text-box>
        </draw:frame>
        <draw:frame presentation:style-name="pr8" draw:layer="layout" svg:width="25.199cm" svg:height="14.016cm" svg:x="1.4cm" svg:y="4.507cm" presentation:class="outline" presentation:user-transformed="true">
          <draw:text-box>
            <text:list text:style-name="L3">
              <text:list-item>
                <text:p>Written <text:span text:style-name="T3">description</text:span> of the dataset you will be using and the particular <text:span text:style-name="T3">variables</text:span> you consider</text:p>
              </text:list-item>
              <text:list-item>
                <text:p>Preliminary <text:span text:style-name="T3">explorations</text:span> of the data</text:p>
                <text:list>
                  <text:list-item>
                    <text:p>Descriptives, histograms, boxplots, etc.</text:p>
                  </text:list-item>
                  <text:list-item>
                    <text:p>Include as <text:span text:style-name="T3">figures</text:span> in your write-up</text:p>
                  </text:list-item>
                </text:list>
              </text:list-item>
              <text:list-item>
                <text:p>Formated <text:span text:style-name="T3">neatly</text:span> in a document (Word, etc.)</text:p>
                <text:list>
                  <text:list-item>
                    <text:p>MLA style or similar</text:p>
                  </text:list-item>
                </text:list>
              </text:list-item>
              <text:list-item>
                <text:p><text:span text:style-name="T3">Upload</text:span> your document to myCourses</text:p>
                <text:list>
                  <text:list-item>
                    <text:p>One person can submit for whole group</text:p>
                  </text:list-item>
                </text:list>
              </text:list-item>
            </text:list>
          </draw:text-box>
        </draw:frame>
        <presentation:notes draw:style-name="dp4">
          <draw:page-thumbnail draw:style-name="gr2" draw:layer="layout" svg:width="13.968cm" svg:height="10.476cm" svg:x="3.81cm" svg:y="2.123cm" draw:page-number="14" presentation:class="page"/>
          <draw:frame presentation:style-name="pr6"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presentation:user-transformed="true">
          <draw:text-box>
            <text:p>Project step 2: REB (due 11Oct)</text:p>
          </draw:text-box>
        </draw:frame>
        <draw:frame presentation:style-name="pr8" draw:layer="layout" svg:width="25.199cm" svg:height="14.016cm" svg:x="1.4cm" svg:y="4.507cm" presentation:class="outline" presentation:user-transformed="true">
          <draw:text-box>
            <text:list text:style-name="L3">
              <text:list-item>
                <text:p>Approval by TWU <text:span text:style-name="T3">Research Ethics Board</text:span> is required <text:span text:style-name="T3">before</text:span> any new analysis may be done!</text:p>
              </text:list-item>
              <text:list-item>
                <text:p>You are <text:span text:style-name="T3">not</text:span> allowed to start your analysis until you get REB approval (expect 3-6 weeks)</text:p>
                <text:list>
                  <text:list-item>
                    <text:p>You may not even <text:span text:style-name="T3">recruit</text:span> your study subjects!</text:p>
                  </text:list-item>
                </text:list>
              </text:list-item>
              <text:list-item>
                <text:p>Use either the “<text:span text:style-name="T3">Request for Ethical Review</text:span>” form or the “<text:span text:style-name="T3">Analysis of Existing Data</text:span>” form</text:p>
              </text:list-item>
              <text:list-item>
                <text:p>If using existing non-public data, you need <text:span text:style-name="T3">written permission</text:span> from the original owner of the data</text:p>
              </text:list-item>
              <text:list-item>
                <text:p>REB approval is not needed for <text:span text:style-name="T3">publicly available </text:span>data</text:p>
              </text:list-item>
            </text:list>
          </draw:text-box>
        </draw:frame>
        <presentation:notes draw:style-name="dp4">
          <office:forms form:automatic-focus="false" form:apply-design-mode="false"/>
          <draw:page-thumbnail draw:style-name="gr2" draw:layer="layout" svg:width="13.968cm" svg:height="10.476cm" svg:x="3.81cm" svg:y="2.123cm" draw:page-number="15" presentation:class="page"/>
          <draw:frame presentation:style-name="pr6" draw:text-style-name="P11"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7" draw:layer="layout" svg:width="26.305cm" svg:height="2.927cm" svg:x="1cm" svg:y="0.462cm" presentation:class="title" presentation:user-transformed="true">
          <draw:text-box>
            <text:p>Project step 3: Proposal (due 25 Oct)</text:p>
          </draw:text-box>
        </draw:frame>
        <draw:frame presentation:style-name="pr8" draw:layer="layout" svg:width="25.199cm" svg:height="14.016cm" svg:x="1.4cm" svg:y="4.507cm" presentation:class="outline" presentation:user-transformed="true">
          <draw:text-box>
            <text:list text:style-name="L3">
              <text:list-item>
                <text:p>Written <text:span text:style-name="T3">proposal</text:span> of the particular analysis you plan to do on the dataset</text:p>
                <text:list>
                  <text:list-item>
                    <text:p>Describe <text:span text:style-name="T3">variables</text:span> and <text:span text:style-name="T3">why</text:span> we should care</text:p>
                  </text:list-item>
                  <text:list-item>
                    <text:p>State specific <text:span text:style-name="T3">research questions</text:span></text:p>
                  </text:list-item>
                  <text:list-item>
                    <text:p>Anticipate possible <text:span text:style-name="T3">problems</text:span>, plan</text:p>
                  </text:list-item>
                  <text:list-item>
                    <text:p>Plan for how you will divide the work amongst your <text:span text:style-name="T3">team members</text:span></text:p>
                  </text:list-item>
                </text:list>
              </text:list-item>
            </text:list>
          </draw:text-box>
        </draw:frame>
        <presentation:notes draw:style-name="dp4">
          <draw:page-thumbnail draw:style-name="gr2" draw:layer="layout" svg:width="13.968cm" svg:height="10.476cm" svg:x="3.81cm" svg:y="2.123cm" draw:page-number="16" presentation:class="page"/>
          <draw:frame presentation:style-name="pr6" draw:layer="layout" svg:width="17.271cm" svg:height="12.573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Project step 4: Present (29Nov-1Dec)</text:p>
          </draw:text-box>
        </draw:frame>
        <draw:frame presentation:style-name="pr8" draw:layer="layout" svg:width="25.199cm" svg:height="14.016cm" svg:x="1.4cm" svg:y="4.507cm" presentation:class="outline" presentation:user-transformed="true">
          <draw:text-box>
            <text:list text:style-name="L3">
              <text:list-item>
                <text:p><text:span text:style-name="T3">10-min</text:span> in-class presentation</text:p>
              </text:list-item>
              <text:list-item>
                <text:p>Assume<text:span text:style-name="T3"> target audience</text:span> is <text:span text:style-name="T12">not</text:span><text:span text:style-name="T13"> familiar with statistics</text:span></text:p>
                <text:list>
                  <text:list-item>
                    <text:p><text:span text:style-name="T13">e.g., your company's CEO or board</text:span></text:p>
                  </text:list-item>
                </text:list>
              </text:list-item>
              <text:list-item>
                <text:p><text:span text:style-name="T14">Motivate</text:span><text:span text:style-name="T13"> why we should care about your topic</text:span></text:p>
              </text:list-item>
              <text:list-item>
                <text:p><text:span text:style-name="T13">Have some </text:span><text:span text:style-name="T14">preliminary results</text:span><text:span text:style-name="T13"> to show</text:span></text:p>
              </text:list-item>
              <text:list-item>
                <text:p><text:span text:style-name="T13">Every </text:span><text:span text:style-name="T14">team member</text:span><text:span text:style-name="T13"> must participate</text:span></text:p>
              </text:list-item>
              <text:list-item>
                <text:p><text:span text:style-name="T13">Also complete </text:span><text:span text:style-name="T14">feedback forms</text:span><text:span text:style-name="T13"> for other teams' presentations</text:span></text:p>
              </text:list-item>
            </text:list>
          </draw:text-box>
        </draw:frame>
        <presentation:notes draw:style-name="dp4">
          <draw:page-thumbnail draw:style-name="gr2" draw:layer="layout" svg:width="13.968cm" svg:height="10.476cm" svg:x="3.81cm" svg:y="2.123cm" draw:page-number="17" presentation:class="page"/>
          <draw:frame presentation:style-name="pr6" draw:layer="layout" svg:width="17.271cm" svg:height="12.573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3.177cm" svg:x="1cm" svg:y="0.337cm" presentation:class="title">
          <draw:text-box>
            <text:p>Project step 5: Paper (due 7Dec)</text:p>
          </draw:text-box>
        </draw:frame>
        <draw:frame presentation:style-name="pr10" draw:layer="layout" svg:width="25.199cm" svg:height="14.266cm" svg:x="1.4cm" svg:y="4.507cm" presentation:class="outline">
          <draw:text-box>
            <text:list text:style-name="L3">
              <text:list-item>
                <text:p>Aim at <text:span text:style-name="T3">non-statistician</text:span> (CEO, etc.)</text:p>
                <text:list>
                  <text:list-item>
                    <text:p>But include enough details to <text:span text:style-name="T4">reproduce</text:span> study</text:p>
                  </text:list-item>
                </text:list>
              </text:list-item>
              <text:list-item>
                <text:p>Proper, <text:span text:style-name="T3">professional</text:span> English</text:p>
                <text:list>
                  <text:list-item>
                    <text:p>Format in <text:span text:style-name="T4">MLA</text:span> or similar style</text:p>
                  </text:list-item>
                </text:list>
              </text:list-item>
              <text:list-item>
                <text:p><text:span text:style-name="T3">Related work</text:span> / background research</text:p>
                <text:list>
                  <text:list-item>
                    <text:p>Cite <text:span text:style-name="T4">references</text:span></text:p>
                  </text:list-item>
                </text:list>
              </text:list-item>
              <text:list-item>
                <text:p>Include relevant <text:span text:style-name="T3">figures</text:span> / tables</text:p>
                <text:list>
                  <text:list-item>
                    <text:p>Can include more in <text:span text:style-name="T4">appendix</text:span> or separate <text:span text:style-name="T4">Excel</text:span></text:p>
                  </text:list-item>
                </text:list>
              </text:list-item>
            </text:list>
          </draw:text-box>
        </draw:frame>
        <presentation:notes draw:style-name="dp4">
          <office:forms form:automatic-focus="false" form:apply-design-mode="false"/>
          <draw:page-thumbnail draw:style-name="gr2" draw:layer="layout" svg:width="13.968cm" svg:height="10.476cm" svg:x="3.81cm" svg:y="2.123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3.177cm" svg:x="1cm" svg:y="0.337cm" presentation:class="title">
          <draw:text-box>
            <text:p>TODO</text:p>
          </draw:text-box>
        </draw:frame>
        <draw:frame presentation:style-name="pr10" draw:layer="layout" svg:width="25.199cm" svg:height="14.266cm" svg:x="1.4cm" svg:y="4.507cm" presentation:class="outline">
          <draw:text-box>
            <text:list text:style-name="L3">
              <text:list-item>
                <text:p><text:span text:style-name="T3">HW1</text:span> (ch1-2): due next week Thu <text:span text:style-name="T4">15Sep</text:span></text:p>
                <text:list>
                  <text:list-item>
                    <text:p>Format as a clear, neat <text:span text:style-name="T4">document</text:span></text:p>
                  </text:list-item>
                  <text:list-item>
                    <text:p>Also upload <text:span text:style-name="T4">Excel</text:span> spreadsheet with your work</text:p>
                  </text:list-item>
                  <text:list-item>
                    <text:p>HWs are to be <text:span text:style-name="T4">individual</text:span> work</text:p>
                  </text:list-item>
                </text:list>
              </text:list-item>
              <text:list-item>
                <text:p>Get to know your classmates and <text:span text:style-name="T3">form teams</text:span></text:p>
                <text:list>
                  <text:list-item>
                    <text:p><text:span text:style-name="T4">Email me</text:span> when you know your team</text:p>
                  </text:list-item>
                  <text:list-item>
                    <text:p>You can come up with a good <text:span text:style-name="T4">name</text:span>, too</text:p>
                  </text:list-item>
                </text:list>
              </text:list-item>
              <text:list-item>
                <text:p>Discuss <text:span text:style-name="T3">topics</text:span>/variables you are interested in</text:p>
                <text:list>
                  <text:list-item>
                    <text:p>Find <text:span text:style-name="T4">existing</text:span> data, or <text:span text:style-name="T4">gather</text:span> your own?</text:p>
                  </text:list-item>
                </text:list>
              </text:list-item>
            </text:list>
          </draw:text-box>
        </draw:frame>
        <presentation:notes draw:style-name="dp4">
          <office:forms form:automatic-focus="false" form:apply-design-mode="false"/>
          <draw:page-thumbnail draw:style-name="gr2" draw:layer="layout" svg:width="13.968cm" svg:height="10.476cm" svg:x="3.81cm" svg:y="2.123cm" draw:page-number="19" presentation:class="page"/>
          <draw:frame presentation:style-name="pr11"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hatch draw:name="Red_20_Crossed_20_45_20_Degrees" draw:display-name="Red Crossed 45 Degrees" draw:style="double" draw:color="#800000" draw:distance="0.076cm" draw:rotation="45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Default" style:page-layout-name="PM1" draw:style-name="Mdp1">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rect draw:style-name="Mgr3" draw:text-style-name="MP7" draw:layer="backgroundobjects" svg:width="9.922cm" svg:height="0.414cm" svg:x="0cm" svg:y="3.621cm">
        <text:p/>
      </draw:rect>
      <draw:g>
        <draw:path draw:style-name="Mgr4" draw:text-style-name="MP7"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3" draw:text-style-name="MP7" draw:layer="backgroundobjects" svg:width="14.8cm" svg:height="0.745cm" svg:x="0cm" svg:y="7.217cm">
        <text:p/>
      </draw:rect>
      <draw:g>
        <draw:path draw:style-name="Mgr4" draw:text-style-name="MP7"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Win32 LibreOffice_project/340m1$Build-203</meta:generator>
    <meta:creation-date>2009-09-10T18:36:48</meta:creation-date>
    <dc:language>en-US</dc:language>
    <meta:editing-cycles>49</meta:editing-cycles>
    <meta:editing-duration>P1DT4H26M24S</meta:editing-duration>
    <meta:initial-creator>sean ho</meta:initial-creator>
    <dc:date>2011-09-08T10:00:40</dc:date>
    <dc:creator>Sean Ho</dc:creator>
    <meta:document-statistic meta:object-count="250"/>
    <meta:user-defined meta:name="Info 1"/>
    <meta:user-defined meta:name="Info 2"/>
    <meta:user-defined meta:name="Info 3"/>
    <meta:user-defined meta:name="Info 4"/>
    <meta:template xlink:type="simple" xlink:actuate="onRequest" xlink:title="" xlink:href="../../../../../../../.ooo3/user/template/TWU%20Lecture.otp"/>
  </office:meta>
</office:document-meta>
</file>